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soft-page-break/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<text:soft-page-break/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boolean mIsChecked<text:tab/>是否已经被选中</text:p>
      <text:p text:style-name="Text_20_body">* 方法</text:p>
      <text:p text:style-name="Text_20_body"><text:tab/>boolean isChecked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><text:soft-page-break/></text:p>
      <text:p text:style-name="Standard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5T23:40:28</dc:date>
    <meta:editing-duration>PT8H30M14S</meta:editing-duration>
    <meta:editing-cycles>177</meta:editing-cycles>
    <meta:generator>LibreOffice/3.5$Linux_x86 LibreOffice_project/350m1$Build-13</meta:generator>
    <meta:document-statistic meta:table-count="0" meta:image-count="0" meta:object-count="0" meta:page-count="5" meta:paragraph-count="107" meta:word-count="446" meta:character-count="2565" meta:non-whitespace-character-count="2479"/>
  </office:meta>
</office:document-meta>
</file>